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2" style:family="paragraph" style:parent-style-name="Standard_7e_LT_7e_Gliederung_20_4">
      <style:paragraph-properties fo:margin-top="0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P3" style:family="paragraph" style:parent-style-name="Standard_7e_LT_7e_Gliederung_20_4">
      <style:paragraph-properties fo:margin-top="0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font-name="Liberation Serif" fo:font-size="12pt" officeooo:paragraph-rsid="002de305" style:font-size-asian="12pt" style:font-size-complex="12pt"/>
    </style:style>
    <style:style style:name="P4" style:family="paragraph" style:parent-style-name="Standard_7e_LT_7e_Gliederung_20_4">
      <style:paragraph-properties fo:margin-top="0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officeooo:paragraph-rsid="0020893a"/>
    </style:style>
    <style:style style:name="P5" style:family="paragraph" style:parent-style-name="Standard_7e_LT_7e_Gliederung_20_4">
      <style:paragraph-properties fo:margin-top="0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officeooo:paragraph-rsid="002a440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7" style:family="paragraph" style:parent-style-name="Heading_20_2">
      <style:paragraph-properties fo:margin-left="0cm" fo:margin-right="0cm" fo:text-indent="0cm" style:auto-text-indent="false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26f44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ab657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ab657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ab657" officeooo:paragraph-rsid="001ab657"/>
    </style:style>
    <style:style style:name="P14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bc064" officeooo:paragraph-rsid="001bc064"/>
    </style:style>
    <style:style style:name="P15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bc064"/>
    </style:style>
    <style:style style:name="P16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size="10pt" officeooo:rsid="001bc064" officeooo:paragraph-rsid="001bc064" style:font-size-asian="10pt" style:font-size-complex="10pt"/>
    </style:style>
    <style:style style:name="P1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size="10pt" officeooo:rsid="001f380f" officeooo:paragraph-rsid="001f380f" style:font-size-asian="10pt" style:font-size-complex="10pt"/>
    </style:style>
    <style:style style:name="P1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size="10pt" officeooo:paragraph-rsid="00126f44" style:font-size-asian="8.75pt" style:font-size-complex="10pt"/>
    </style:style>
    <style:style style:name="P1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20893a" style:font-size-asian="12pt" style:font-size-complex="12pt"/>
    </style:style>
    <style:style style:name="P2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paragraph-rsid="0020893a" style:font-size-asian="12pt" style:font-size-complex="12pt"/>
    </style:style>
    <style:style style:name="P2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390de"/>
    </style:style>
    <style:style style:name="P2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e2324"/>
    </style:style>
    <style:style style:name="P2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d81d3"/>
    </style:style>
    <style:style style:name="P24" style:family="paragraph" style:parent-style-name="Quotations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1ab657" officeooo:paragraph-rsid="001ab657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/>
    </style:style>
    <style:style style:name="P26" style:family="paragraph" style:parent-style-name="Heading">
      <style:paragraph-properties fo:text-align="center" style:justify-single-word="false"/>
    </style:style>
    <style:style style:name="P27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bc064" officeooo:paragraph-rsid="001bc064"/>
    </style:style>
    <style:style style:name="P28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229a4a" officeooo:paragraph-rsid="00229a4a"/>
    </style:style>
    <style:style style:name="P29" style:family="paragraph" style:parent-style-name="Text_20_body">
      <style:paragraph-properties fo:text-align="center" style:justify-single-word="false"/>
      <style:text-properties fo:font-size="10pt" style:font-size-asian="8.75pt" style:font-size-complex="10pt"/>
    </style:style>
    <style:style style:name="P30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ab657"/>
    </style:style>
    <style:style style:name="P3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rsid="001ab657" officeooo:paragraph-rsid="001bc064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b657" style:font-size-asian="20pt" style:font-weight-asian="bold" style:font-size-complex="20pt" style:font-weight-complex="bold"/>
    </style:style>
    <style:style style:name="T5" style:family="text">
      <style:text-properties officeooo:rsid="0014d7c3"/>
    </style:style>
    <style:style style:name="T6" style:family="text">
      <style:text-properties officeooo:rsid="001ab657"/>
    </style:style>
    <style:style style:name="T7" style:family="text">
      <style:text-properties officeooo:rsid="001bc064"/>
    </style:style>
    <style:style style:name="T8" style:family="text">
      <style:text-properties fo:color="#000000" style:font-name="Liberation Serif" fo:font-size="12pt" style:font-size-asian="12pt" style:font-size-complex="12pt"/>
    </style:style>
    <style:style style:name="T9" style:family="text">
      <style:text-properties fo:color="#000000" style:font-name="Liberation Serif" fo:font-size="12pt" officeooo:rsid="0020893a" style:font-size-asian="12pt" style:font-size-complex="12pt"/>
    </style:style>
    <style:style style:name="T10" style:family="text">
      <style:text-properties fo:color="#000000" style:font-name="Liberation Serif" fo:font-size="12pt" officeooo:rsid="00264b69" style:font-size-asian="12pt" style:font-size-complex="12pt"/>
    </style:style>
    <style:style style:name="T11" style:family="text">
      <style:text-properties fo:color="#000000" style:font-name="Liberation Serif" fo:font-size="12pt" fo:font-weight="bold" officeooo:rsid="00264b69" style:font-size-asian="12pt" style:font-weight-asian="bold" style:font-size-complex="12pt" style:font-weight-complex="bold"/>
    </style:style>
    <style:style style:name="T12" style:family="text">
      <style:text-properties fo:color="#000000" fo:font-size="10pt" style:font-size-asian="10pt"/>
    </style:style>
    <style:style style:name="T13" style:family="text">
      <style:text-properties fo:color="#000000" style:font-name="Liberation Sans" fo:font-size="10pt" style:font-size-asian="10pt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a440e" style:font-name-asian="Tahoma1" style:font-size-asian="12pt" style:font-style-asian="normal" style:font-weight-asian="bold" style:font-name-complex="Liberation Sans1" style:font-size-complex="12pt" style:font-weight-complex="bold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7c3" style:font-name-asian="Tahoma1" style:font-size-asian="12pt" style:font-style-asian="normal" style:font-weight-asian="normal" style:font-name-complex="Liberation Sans1" style:font-size-complex="12pt" style:font-weight-complex="normal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b69" style:font-name-asian="Tahoma1" style:font-size-asian="12pt" style:font-style-asian="normal" style:font-weight-asian="normal" style:font-name-complex="Liberation Sans1" style:font-size-complex="12pt" style:font-weight-complex="normal"/>
    </style:style>
    <style:style style:name="T17" style:family="text">
      <style:text-properties fo:color="#6a3e3e" style:font-name="Liberation Sans" fo:font-size="10pt" style:font-size-asian="10pt"/>
    </style:style>
    <style:style style:name="T18" style:family="text">
      <style:text-properties fo:color="#6a3e3e" fo:font-size="10pt" style:font-size-asian="10pt"/>
    </style:style>
    <style:style style:name="T19" style:family="text">
      <style:text-properties fo:color="#2a00ff" style:font-name="Liberation Sans" fo:font-size="10pt" style:font-size-asian="10pt"/>
    </style:style>
    <style:style style:name="T20" style:family="text">
      <style:text-properties fo:color="#2a00ff" fo:font-size="10pt" style:font-size-asian="10pt"/>
    </style:style>
    <style:style style:name="T21" style:family="text">
      <style:text-properties fo:font-size="10pt" officeooo:rsid="001bc064" style:font-size-asian="10pt" style:font-size-complex="10pt"/>
    </style:style>
    <style:style style:name="T22" style:family="text">
      <style:text-properties officeooo:rsid="002d81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">TP </text:span><text:span text:style-name="T4">Spark</text:span><text:span text:style-name="T3"> programming</text:span></text:p>
      <text:p text:style-name="P1">Daniel Hagimont</text:p>
      <text:p text:style-name="P1"><text:span text:style-name="T1">h</text:span>agimont@enseeiht.fr</text:p>
      <text:p text:style-name="P29"/>
      <text:p text:style-name="P6">The goal of this labwork is to program an application with <text:span text:style-name="T6">Spark</text:span>.</text:p>
      <text:h text:style-name="Heading_20_1" text:outline-level="1">1. Installation</text:h>
      <text:p text:style-name="P21">- FYI, I made it on my laptop with jdk1.8.0_202 and spark-2.4.3-bin-hadoop2.7</text:p>
      <text:p text:style-name="P21">- <text:span text:style-name="T1">pre-requisite</text:span></text:p>
      <text:p text:style-name="P22"><text:tab/>- <text:span text:style-name="T1">you should have Java installed and the JAVA_HOME variable defined</text:span></text:p>
      <text:p text:style-name="P8"><text:tab/>- <text:span text:style-name="T6">you should have hadoop installed as in the previous labwork</text:span></text:p>
      <text:p text:style-name="P8">- <text:span text:style-name="T1">install Spark</text:span></text:p>
      <text:p text:style-name="P23"><text:tab/>- <text:span text:style-name="T1">untar the spark-2.4.3-bin-hadoop2.7.tgz archive</text:span></text:p>
      <text:p text:style-name="P10"><text:tab/>- define environment variables </text:p>
      <text:p text:style-name="P11"><text:tab/><text:tab/><text:span text:style-name="T6">export SPARK_HOME=&lt;path&gt;/spark-2.4.3-bin-hadoop2.7 </text:span></text:p>
      <text:p text:style-name="P13"><text:tab/><text:tab/>export PATH=$PATH:$SPARK_HOME/bin:$SPARK_HOME/sbin </text:p>
      <text:p text:style-name="P18"/>
      <text:h text:style-name="P30" text:outline-level="1"><text:span text:style-name="T6">2</text:span>. <text:span text:style-name="T6">Development</text:span></text:h>
      <text:p text:style-name="P9"/>
      <text:p text:style-name="P9">- <text:span text:style-name="T1">you can use eclipse to develop applications</text:span></text:p>
      <text:p text:style-name="P19"><text:tab/>- <text:span text:style-name="T6">create a Java project</text:span></text:p>
      <text:p text:style-name="P20"><text:tab/>- Add jars in the build path</text:p>
      <text:p text:style-name="P2"><text:tab/><text:tab/>$SPARK_HOME/jars/spark-core_2.11-2.4.3.jar</text:p>
      <text:p text:style-name="P2"><text:tab/><text:tab/>$SPARK_HOME/jars/scala-library-2.11.12.jar</text:p>
      <text:p text:style-name="P3"><text:tab/><text:tab/>$SPARK_HOME/jars/hadoop-common-2.7.3.jar</text:p>
      <text:p text:style-name="P4"><text:span text:style-name="T8">- </text:span><text:span text:style-name="T9">you must package your application in a jar</text:span></text:p>
      <text:p text:style-name="P5"><text:span text:style-name="T9"><text:tab/> <text:s text:c="4"/>- <text:s/></text:span><text:span text:style-name="T10">assuming that you have a package </text:span><text:span text:style-name="T11">foo</text:span><text:span text:style-name="T10"> in your project </text:span><text:span text:style-name="T14">spark</text:span></text:p>
      <text:p text:style-name="P5"><text:span text:style-name="T14"><text:s text:c="14"/></text:span><text:span text:style-name="T15">jar cf wc.jar -</text:span><text:span text:style-name="T16">C ~/eclipse-workspace/hadoop/bin foo</text:span></text:p>
      <text:p text:style-name="P18"/>
      <text:h text:style-name="P30" text:outline-level="1"><text:span text:style-name="T6">3</text:span>. <text:span text:style-name="T6">Execution</text:span></text:h>
      <text:p text:style-name="P9"/>
      <text:p text:style-name="P9">- <text:span text:style-name="T6">your application should refer to local files (local to the file system)</text:span></text:p>
      <text:p text:style-name="P12">- <text:span text:style-name="T6">spark-submit --class &lt;classname&gt; --master local &lt;jarfile&gt;</text:span></text:p>
      <text:p text:style-name="P13"/>
      <text:p text:style-name="P24"/>
      <text:h text:style-name="P31" text:outline-level="1"><text:span text:style-name="T7">4</text:span>. <text:span text:style-name="T7">Test the WordCount application</text:span></text:h>
      <text:p text:style-name="P13"/>
      <text:p text:style-name="P14">Here is the code of the WordCount application in Spark :</text:p>
      <text:p text:style-name="P14"/>
      <text:p text:style-name="P16">public class WordCount { </text:p>
      <text:p text:style-name="P16"><text:tab/> </text:p>
      <text:p text:style-name="P16"><text:tab/>public static void main(String[] args) { </text:p>
      <text:p text:style-name="P15"><text:span text:style-name="T21"><text:tab/> <text:s text:c="3"/></text:span><text:span text:style-name="T13">String </text:span><text:span text:style-name="T17">inputFile</text:span><text:span text:style-name="T13"> = </text:span><text:span text:style-name="T19">"filesample.txt"</text:span><text:span text:style-name="T13">; </text:span></text:p>
      <text:p text:style-name="P25"><text:span text:style-name="T12"><text:tab/> <text:s text:c="3"/>String </text:span><text:span text:style-name="T18">outputFile</text:span><text:span text:style-name="T12"> = </text:span><text:span text:style-name="T20">"result"</text:span><text:span text:style-name="T12">; </text:span></text:p>
      <text:p text:style-name="P16"/>
      <text:p text:style-name="P16"><text:tab/> <text:s text:c="3"/>SparkConf conf = new SparkConf().setAppName("WordCount"); </text:p>
      <text:p text:style-name="P16"><text:tab/> <text:s text:c="3"/>JavaSparkContext sc = new JavaSparkContext(conf); </text:p>
      <text:p text:style-name="P16"><text:tab/> <text:s text:c="3"/></text:p>
      <text:p text:style-name="P16"><text:tab/> <text:s text:c="3"/>long t1 = System.currentTimeMillis(); </text:p>
      <text:p text:style-name="P16"/>
      <text:p text:style-name="P16"><text:tab/> <text:s text:c="3"/>JavaRDD&lt;String&gt; data = </text:p>
      <text:p text:style-name="P16"><text:tab/><text:tab/><text:tab/>sc.textFile(inputFile).flatMap(s -&gt; Arrays.asList(s.split(" ")).iterator()); </text:p>
      <text:p text:style-name="P16"><text:tab/> <text:s text:c="3"/></text:p>
      <text:p text:style-name="P16"><text:tab/> <text:s text:c="3"/>JavaPairRDD&lt;String, Integer&gt; counts = </text:p>
      <text:p text:style-name="P16"><text:tab/><text:tab/><text:tab/>data.mapToPair(w -&gt; new Tuple2&lt;String, Integer&gt;(w,1)).</text:p>
      <text:p text:style-name="P16"><text:tab/><text:tab/><text:tab/>reduceByKey((c1,c2) -&gt; c1 + c2); </text:p>
      <text:p text:style-name="P16"><text:tab/> <text:s text:c="3"/></text:p>
      <text:p text:style-name="P16"><text:tab/> <text:s text:c="3"/>counts.saveAsTextFile(outputFile); </text:p>
      <text:p text:style-name="P16"><text:tab/> <text:s text:c="3"/></text:p>
      <text:p text:style-name="P16"><text:tab/> <text:s text:c="3"/>long t2 = System.currentTimeMillis(); </text:p>
      <text:p text:style-name="P16"><text:tab/> <text:s text:c="3"/></text:p>
      <text:p text:style-name="P16"><text:tab/> <text:s text:c="3"/>System.out.println("======================"); </text:p>
      <text:p text:style-name="P16"><text:tab/> <text:s text:c="3"/>System.out.println("time in ms :"+(t2-t1)); </text:p>
      <text:p text:style-name="P16"><text:tab/> <text:s text:c="3"/>System.out.println("======================"); </text:p>
      <text:p text:style-name="P16"/>
      <text:p text:style-name="P16"><text:tab/>} </text:p>
      <text:p text:style-name="P17">}</text:p>
      <text:p text:style-name="P15"/>
      <text:h text:style-name="P7" text:outline-level="2"><text:span text:style-name="T7">5</text:span>. <text:span text:style-name="T5">Treatment of meteorology data</text:span></text:h>
      <text:p text:style-name="P27">Implement the same application as in the previous labwork (Hadoop), but with Spark.</text:p>
      <text:p text:style-name="P28">NB : you can browse Spark API : https://spark.apache.org/docs/latest/api/java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2-11-07T07:18:23.539603550</dc:date>
    <meta:editing-duration>PT2H32M20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257" meta:character-count="2228" meta:non-whitespace-character-count="1869"/>
  </office:meta>
</office:document-meta>
</file>